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353cm" svg:stroke-color="#000000" draw:marker-end="Arrowheads_20_9" draw:marker-end-width="1.05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c1c1c"/>
    </style:style>
    <style:style style:name="gr2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035cm" fo:padding-bottom="0.035cm" fo:padding-left="0.035cm" fo:padding-right="0.03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035cm" fo:padding-bottom="0.035cm" fo:padding-left="0.035cm" fo:padding-right="0.035cm" fo:wrap-option="wrap" draw:shadow="hidden"/>
    </style:style>
    <style:style style:name="gr6" style:family="graphic" style:parent-style-name="standard">
      <style:graphic-properties draw:stroke="none" draw:fill="none" draw:fill-color="#00e4a8" draw:textarea-horizontal-align="left" draw:textarea-vertical-align="top" draw:auto-grow-height="true" fo:min-height="3.571cm" fo:padding-top="0.123cm" fo:padding-bottom="0.123cm" fo:padding-left="0.251cm" fo:padding-right="0.251cm" fo:wrap-option="wrap" draw:shadow="hidden" draw:shadow-color="#1c1c1c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 style:punctuation-wrap="simple" style:line-break="normal"/>
    </style:style>
    <style:style style:name="P4" style:family="paragraph">
      <style:paragraph-properties text:enable-numbering="false" fo:margin-left="0cm" fo:margin-right="0cm" fo:text-align="center" fo:text-indent="0cm" style:punctuation-wrap="simple" style:line-break="normal" style:writing-mode="lr-tb"/>
    </style:style>
    <style:style style:name="P5" style:family="paragraph">
      <style:paragraph-properties fo:margin-left="0cm" fo:margin-right="0cm" fo:text-indent="0cm" style:punctuation-wrap="simple" style:line-break="normal"/>
    </style:style>
    <style:style style:name="P6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5pt"/>
    </style:style>
    <style:style style:name="P7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6pt"/>
    </style:style>
    <style:style style:name="P8" style:family="paragraph">
      <style:paragraph-properties fo:margin-left="0cm" fo:margin-right="0cm" fo:margin-top="0.529cm" fo:margin-bottom="0cm" fo:text-indent="0cm" style:punctuation-wrap="simple" style:line-break="normal"/>
    </style:style>
    <style:style style:name="P9" style:family="paragraph">
      <style:paragraph-properties text:enable-numbering="false" fo:margin-left="0cm" fo:margin-right="0cm" fo:margin-top="0.529cm" fo:margin-bottom="0cm" fo:text-indent="0cm" style:punctuation-wrap="simple" style:line-break="normal" style:writing-mode="lr-tb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d92727" fo:font-size="16pt" style:font-size-asian="12pt" style:font-size-complex="12pt"/>
    </style:style>
    <style:style style:name="T3" style:family="text">
      <style:text-properties fo:color="#d92727" style:text-position="-25% 58%" fo:font-size="16pt" style:font-size-asian="12pt" style:font-size-complex="12pt"/>
    </style:style>
    <style:style style:name="T4" style:family="text">
      <style:text-properties fo:color="#000000" fo:font-size="16pt" style:font-size-asian="12pt" style:font-size-complex="12pt"/>
    </style:style>
    <style:style style:name="T5" style:family="text">
      <style:text-properties fo:color="#d92727" fo:font-size="16pt" fo:font-weight="bold" style:font-size-asian="12pt" style:font-size-complex="12pt"/>
    </style:style>
    <style:style style:name="T6" style:family="text">
      <style:text-properties fo:color="#d92727" style:text-position="-25% 58%" fo:font-size="16pt" fo:font-weight="bold" style:font-size-asian="12pt" style:font-size-complex="12pt"/>
    </style:style>
    <style:style style:name="T7" style:family="text">
      <style:text-properties fo:color="#d92727" fo:font-size="16pt" fo:font-style="italic" fo:font-weight="bold" style:font-size-asian="12pt" style:font-size-complex="12pt"/>
    </style:style>
    <style:style style:name="T8" style:family="text">
      <style:text-properties fo:font-size="16pt" style:font-size-asian="12pt" style:font-size-complex="12pt"/>
    </style:style>
    <style:style style:name="T9" style:family="text">
      <style:text-properties fo:color="#0000cc" fo:font-size="16pt" style:font-size-asian="12pt" style:font-size-complex="12pt"/>
    </style:style>
    <style:style style:name="T10" style:family="text">
      <style:text-properties fo:color="#0000cc" style:text-position="-25% 58%" fo:font-size="16pt" style:font-size-asian="12pt" style:font-size-complex="12pt"/>
    </style:style>
    <style:style style:name="T11" style:family="text">
      <style:text-properties fo:color="#0000cc" fo:font-size="16pt" fo:font-weight="bold" style:font-size-asian="12pt" style:font-size-complex="12pt"/>
    </style:style>
    <style:style style:name="T12" style:family="text">
      <style:text-properties fo:color="#0000cc" style:text-position="-25% 58%" fo:font-size="16pt" fo:font-weight="bold" style:font-size-asian="12pt" style:font-size-complex="12pt"/>
    </style:style>
    <style:style style:name="T13" style:family="text">
      <style:text-properties fo:font-style="italic" fo:font-weight="bold"/>
    </style:style>
    <style:style style:name="T14" style:family="text">
      <style:text-properties style:text-position="-25% 58%" fo:font-style="italic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10.815cm" svg:y1="2.88cm" svg:x2="10.815cm" svg:y2="5.843cm">
          <text:p/>
        </draw:line>
        <draw:custom-shape draw:style-name="gr2" draw:text-style-name="P2" draw:layer="layout" svg:width="17.05cm" svg:height="1.217cm" svg:x="6.257cm" svg:y="6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495cm" svg:height="1.314cm" svg:x="3.809cm" svg:y="0.106cm">
          <text:p text:style-name="P3"><text:span text:style-name="T1"><text:s/></text:span><text:span text:style-name="T2">T</text:span><text:span text:style-name="T3">1</text:span><text:span text:style-name="T2">:</text:span><text:span text:style-name="T4"> <text:s text:c="4"/></text:span><text:span text:style-name="T5">R</text:span><text:span text:style-name="T6">1</text:span><text:span text:style-name="T5">(X) <text:s/>R</text:span><text:span text:style-name="T6">1</text:span><text:span text:style-name="T5">(Y) <text:s/>W</text:span><text:span text:style-name="T6">1</text:span><text:span text:style-name="T5">(X)</text:span><text:span text:style-name="T7"> </text:span><text:span text:style-name="T5">commit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491cm" svg:height="1.314cm" svg:x="4.084cm" svg:y="1.576cm">
          <text:p text:style-name="P5"><text:span text:style-name="T8"><text:s/></text:span><text:span text:style-name="T9">T</text:span><text:span text:style-name="T10">2</text:span><text:span text:style-name="T9">:</text:span><text:span text:style-name="T4"> <text:s text:c="4"/></text:span><text:span text:style-name="T11">R</text:span><text:span text:style-name="T12">2</text:span><text:span text:style-name="T11">(X) W</text:span><text:span text:style-name="T12">2</text:span><text:span text:style-name="T11">(X) W</text:span><text:span text:style-name="T12">2</text:span><text:span text:style-name="T11">(Y) <text:s/>commit</text:span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857cm" svg:height="0.877cm" svg:x="7.005cm" svg:y="1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6.498cm" svg:height="0.511cm" svg:x="6.5cm" svg:y="6.28cm">
          <text:p text:style-name="P5"><text:span text:style-name="T8"><text:s/></text:span><text:span text:style-name="T8">DB</text:span><text:span text:style-name="T4">: <text:s text:c="4"/></text:span><text:span text:style-name="T11">R</text:span><text:span text:style-name="T12">2</text:span><text:span text:style-name="T11">(X) W</text:span><text:span text:style-name="T12">2</text:span><text:span text:style-name="T11">(X) </text:span><text:span text:style-name="T5">R</text:span><text:span text:style-name="T6">1</text:span><text:span text:style-name="T5">(X) W</text:span><text:span text:style-name="T6">1</text:span><text:span text:style-name="T5">(X)</text:span><text:span text:style-name="T11"> W</text:span><text:span text:style-name="T12">2</text:span><text:span text:style-name="T11">(Y) </text:span><text:span text:style-name="T5">R</text:span><text:span text:style-name="T6">1</text:span><text:span text:style-name="T5">(Y)</text:span><text:span text:style-name="T11"> commit</text:span><text:span text:style-name="T12">2 </text:span><text:span text:style-name="T5">commit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4.675cm" svg:height="3.817cm" svg:x="0.025cm" svg:y="8.883cm">
          <text:p text:style-name="P8"><text:span text:style-name="T13">Data manager interleaves operations to improve concurrency </text:span><text:span text:style-name="T13"><text:line-break/></text:span><text:span text:style-name="T13">but schedules them so that it looks as if one transaction ran at a time. <text:s/></text:span></text:p>
          <text:p text:style-name="P8"><text:span text:style-name="T13">This schedule “looks” like T</text:span><text:span text:style-name="T14">2</text:span><text:span text:style-name="T13"> ran first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9" draw:display-name="Arrowheads 9" svg:viewBox="0 0 1059 1059" svg:d="m529 0 530 1059h-105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1-27T11:53:09</meta:creation-date>
    <meta:editing-duration>PT2M17S</meta:editing-duration>
    <meta:editing-cycles>3</meta:editing-cycles>
    <meta:generator>OpenOffice.org/3.3$Unix OpenOffice.org_project/330m20$Build-9567</meta:generator>
    <meta:initial-creator>Alberto Montresor</meta:initial-creator>
    <dc:date>2011-11-27T12:06:47</dc:date>
    <dc:creator>Alberto Montresor</dc:creator>
    <meta:document-statistic meta:object-count="7"/>
  </office:meta>
</office:document-meta>
</file>